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cm" fo:margin-bottom="0cm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cm" fo:margin-bottom="0cm" style:contextual-spacing="false"/>
    </style:style>
    <style:style style:name="T1" style:family="text">
      <style:text-properties officeooo:rsid="000eaf6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Summary of PCI-DSS Requirement 5: <text:span text:style-name="Strong_20_Emphasis">Prevent Malware</text:span></text:h>
      <text:p text:style-name="Text_20_body"><text:span text:style-name="Strong_20_Emphasis">Goal</text:span>: Protect all systems that handle <text:span text:style-name="Strong_20_Emphasis">Cardholder Data (CHD)</text:span> by ensuring that appropriate anti-virus (AV) software is installed, regularly updated, and cannot be disabled by individual users. Regular scanning and logging should also be enforced to detect malware.</text:p>
      <text:p text:style-name="Horizontal_20_Line"/>
      <text:h text:style-name="Heading_20_3" text:outline-level="3"><text:span text:style-name="Strong_20_Emphasis">Key Sub-Requirements of Requirement 5</text:span></text:h>
      <text:h text:style-name="Heading_20_4" text:outline-level="4"><text:span text:style-name="Strong_20_Emphasis">1. Install Anti-Virus Software on Commonly Affected Systems (5.1)</text:span></text:h>
      <text:list text:style-name="L1">
        <text:list-item>
          <text:p text:style-name="P2"><text:span text:style-name="Strong_20_Emphasis">Description</text:span>: All systems that are vulnerable to malware attacks, regardless of the operating system, must have AV software installed.</text:p>
        </text:list-item>
        <text:list-item>
          <text:p text:style-name="P2"><text:span text:style-name="Strong_20_Emphasis">Action Steps</text:span>:</text:p>
          <text:list>
            <text:list-item>
              <text:p text:style-name="P2">Install <text:span text:style-name="Strong_20_Emphasis">anti-virus software</text:span> on commonly accessed systems such as <text:span text:style-name="Strong_20_Emphasis">Windows</text:span>, <text:span text:style-name="Strong_20_Emphasis">macOS</text:span>, and <text:span text:style-name="Strong_20_Emphasis">Linux</text:span> servers or desktops that deal with CHD.</text:p>
            </text:list-item>
            <text:list-item>
              <text:p text:style-name="P1">Regularly review which systems are “commonly affected” and ensure they have proper AV protection.</text:p>
            </text:list-item>
          </text:list>
        </text:list-item>
      </text:list>
      <text:h text:style-name="Heading_20_4" text:outline-level="4"><text:span text:style-name="Strong_20_Emphasis">Example</text:span>:</text:h>
      <text:p text:style-name="Text_20_body">A company installs <text:span text:style-name="Strong_20_Emphasis">anti-virus software</text:span> on all its workstations and servers that handle customer transactions, including the internal network where customer data is processed. The AV runs in the background and scans regularly for potential threats.</text:p>
      <text:p text:style-name="Horizontal_20_Line"/>
      <text:h text:style-name="Heading_20_4" text:outline-level="4"><text:span text:style-name="Strong_20_Emphasis">2. Frequent Updating, Scanning, and Logging (5.2)</text:span></text:h>
      <text:list text:style-name="L2">
        <text:list-item>
          <text:p text:style-name="P4"><text:span text:style-name="Strong_20_Emphasis">Description</text:span>: Anti-virus software must be <text:span text:style-name="Strong_20_Emphasis">frequently updated</text:span>, scan periodically, and log its activity. Logs should be retained for auditing.</text:p>
        </text:list-item>
        <text:list-item>
          <text:p text:style-name="P4"><text:span text:style-name="Strong_20_Emphasis">Action Steps</text:span>:</text:p>
          <text:list>
            <text:list-item>
              <text:p text:style-name="P4">Update <text:span text:style-name="Strong_20_Emphasis">AV software</text:span> regularly to protect against new threats.</text:p>
            </text:list-item>
            <text:list-item>
              <text:p text:style-name="P4">Schedule periodic scans on all systems, and ensure that all logs are <text:span text:style-name="Strong_20_Emphasis">retained</text:span> as per company policy (e.g., 90 days).</text:p>
            </text:list-item>
            <text:list-item>
              <text:p text:style-name="P3">Review logs periodically to detect any suspicious activity.</text:p>
            </text:list-item>
          </text:list>
        </text:list-item>
      </text:list>
      <text:h text:style-name="Heading_20_4" text:outline-level="4"><text:span text:style-name="Strong_20_Emphasis">Example</text:span>:</text:h>
      <text:p text:style-name="Text_20_body">A financial company sets its AV software to automatically update definitions and run scans on all machines every <text:span text:style-name="Strong_20_Emphasis">24 hours</text:span>. The results are logged, and logs are kept for <text:span text:style-name="Strong_20_Emphasis">6 months</text:span> for review in case of a security incident.</text:p>
      <text:p text:style-name="Horizontal_20_Line"/>
      <text:h text:style-name="Heading_20_4" text:outline-level="4"><text:span text:style-name="Strong_20_Emphasis">3. Anti-Virus Software Cannot Be Disabled by Users (5.3)</text:span></text:h>
      <text:list text:style-name="L3">
        <text:list-item>
          <text:p text:style-name="P6"><text:span text:style-name="Strong_20_Emphasis">Description</text:span>: Individual users must not be able to disable the AV software unless approved by management.</text:p>
        </text:list-item>
        <text:list-item>
          <text:p text:style-name="P6"><text:span text:style-name="Strong_20_Emphasis">Action Steps</text:span>:</text:p>
          <text:list>
            <text:list-item>
              <text:p text:style-name="P6">Implement <text:span text:style-name="Strong_20_Emphasis">policies</text:span> and <text:span text:style-name="Strong_20_Emphasis">user controls</text:span> to prevent users from disabling AV software.</text:p>
            </text:list-item>
            <text:list-item>
              <text:p text:style-name="P5"><text:soft-page-break/>Allow temporary exceptions only if there is a valid business reason and management approval.</text:p>
            </text:list-item>
          </text:list>
        </text:list-item>
      </text:list>
      <text:h text:style-name="Heading_20_4" text:outline-level="4"><text:span text:style-name="Strong_20_Emphasis">Example</text:span>:</text:h>
      <text:p text:style-name="Text_20_body">An employee needs to disable AV software temporarily for performance reasons during a CPU-intensive operation. The employee submits a request to the IT security team, which approves the action for a limited time with proper logging.</text:p>
      <text:p text:style-name="Horizontal_20_Line"/>
      <text:h text:style-name="Heading_20_4" text:outline-level="4"><text:span text:style-name="Strong_20_Emphasis">4. Document and Enforce Policies and Procedures (5.4)</text:span></text:h>
      <text:list text:style-name="L4">
        <text:list-item>
          <text:p text:style-name="P8"><text:span text:style-name="Strong_20_Emphasis">Description</text:span>: All policies and procedures related to AV software, scanning, and updates should be documented and enforced.</text:p>
        </text:list-item>
        <text:list-item>
          <text:p text:style-name="P8"><text:span text:style-name="Strong_20_Emphasis">Action Steps</text:span>:</text:p>
          <text:list>
            <text:list-item>
              <text:p text:style-name="P8">Document the company’s AV software policies and procedures, ensuring all employees are aware of them.</text:p>
            </text:list-item>
            <text:list-item>
              <text:p text:style-name="P8">Conduct <text:span text:style-name="Strong_20_Emphasis">training</text:span> for employees on the importance of AV software and how it protects the company from malware attacks.</text:p>
            </text:list-item>
            <text:list-item>
              <text:p text:style-name="P7">Regularly review policies to ensure they are up to date.</text:p>
            </text:list-item>
          </text:list>
        </text:list-item>
      </text:list>
      <text:h text:style-name="Heading_20_4" text:outline-level="4"><text:span text:style-name="Strong_20_Emphasis">Example</text:span>:</text:h>
      <text:p text:style-name="Text_20_body">The company maintains a <text:span text:style-name="Strong_20_Emphasis">Malware Protection Policy</text:span> that details the responsibilities of each department to ensure AV software is installed, updated, and monitored. The policy is reviewed annually and updated as necessary.</text:p>
      <text:p text:style-name="Horizontal_20_Line"/>
      <text:h text:style-name="Heading_20_3" text:outline-level="3"><text:span text:style-name="Strong_20_Emphasis">Roles and Responsibilities</text:span></text:h>
      <text:h text:style-name="Heading_20_4" text:outline-level="4"><text:span text:style-name="Strong_20_Emphasis">1. IT Security Team</text:span></text:h>
      <text:list text:style-name="L5">
        <text:list-item>
          <text:p text:style-name="P10"><text:span text:style-name="Strong_20_Emphasis">Responsibilities</text:span>:</text:p>
          <text:list>
            <text:list-item>
              <text:p text:style-name="P10">Install, configure, and maintain AV software on all systems.</text:p>
            </text:list-item>
            <text:list-item>
              <text:p text:style-name="P10">Ensure all systems are scanned regularly, and logs are retained.</text:p>
            </text:list-item>
          </text:list>
        </text:list-item>
        <text:list-item>
          <text:p text:style-name="P10"><text:span text:style-name="Strong_20_Emphasis">Tools to Use</text:span>:</text:p>
          <text:list>
            <text:list-item>
              <text:p text:style-name="P10"><text:span text:style-name="Strong_20_Emphasis">Anti-virus management console</text:span> for remote updates and monitoring.</text:p>
            </text:list-item>
            <text:list-item>
              <text:p text:style-name="P9"><text:span text:style-name="Strong_20_Emphasis">Log aggregation tools</text:span> to store and review AV activity.</text:p>
            </text:list-item>
          </text:list>
        </text:list-item>
      </text:list>
      <text:h text:style-name="Heading_20_4" text:outline-level="4"><text:span text:style-name="Strong_20_Emphasis">2. System Administrators</text:span></text:h>
      <text:list text:style-name="L6">
        <text:list-item>
          <text:p text:style-name="P12"><text:span text:style-name="Strong_20_Emphasis">Responsibilities</text:span>:</text:p>
          <text:list>
            <text:list-item>
              <text:p text:style-name="P12">Ensure that all machines have AV software and prevent users from disabling it.</text:p>
            </text:list-item>
            <text:list-item>
              <text:p text:style-name="P12">Monitor the systems for any unauthorized changes in AV configuration.</text:p>
            </text:list-item>
          </text:list>
        </text:list-item>
        <text:list-item>
          <text:p text:style-name="P12"><text:span text:style-name="Strong_20_Emphasis">Tools to Use</text:span>:</text:p>
          <text:list>
            <text:list-item>
              <text:p text:style-name="P12"><text:span text:style-name="Strong_20_Emphasis">Configuration Management Tools</text:span> to prevent unauthorized modifications.</text:p>
            </text:list-item>
            <text:list-item>
              <text:p text:style-name="P11"><text:span text:style-name="Strong_20_Emphasis">Alerts</text:span> for systems that are not running AV software.</text:p>
            </text:list-item>
          </text:list>
        </text:list-item>
      </text:list>
      <text:h text:style-name="Heading_20_4" text:outline-level="4"><text:span text:style-name="Strong_20_Emphasis">3. Project Managers</text:span></text:h>
      <text:list text:style-name="L7">
        <text:list-item>
          <text:p text:style-name="P14"><text:span text:style-name="Strong_20_Emphasis">Responsibilities</text:span>:</text:p>
          <text:list>
            <text:list-item>
              <text:p text:style-name="P14"><text:soft-page-break/>Ensure that new systems or software introduced in the company are compliant with AV requirements.</text:p>
            </text:list-item>
            <text:list-item>
              <text:p text:style-name="P14">Allocate resources for AV software licenses and monitoring tools.</text:p>
            </text:list-item>
          </text:list>
        </text:list-item>
        <text:list-item>
          <text:p text:style-name="P14"><text:span text:style-name="Strong_20_Emphasis">Tools to Use</text:span>:</text:p>
          <text:list>
            <text:list-item>
              <text:p text:style-name="P13"><text:span text:style-name="Strong_20_Emphasis">Project management software</text:span> (e.g., Jira, Trello) to track compliance tasks.</text:p>
            </text:list-item>
          </text:list>
        </text:list-item>
      </text:list>
      <text:h text:style-name="Heading_20_4" text:outline-level="4"><text:span text:style-name="Strong_20_Emphasis">4. Employees (End-Users)</text:span></text:h>
      <text:list text:style-name="L8">
        <text:list-item>
          <text:p text:style-name="P16"><text:span text:style-name="Strong_20_Emphasis">Responsibilities</text:span>:</text:p>
          <text:list>
            <text:list-item>
              <text:p text:style-name="P16">Do not attempt to disable or interfere with AV software.</text:p>
            </text:list-item>
            <text:list-item>
              <text:p text:style-name="P16">Report any malware alerts to the IT department immediately.</text:p>
            </text:list-item>
          </text:list>
        </text:list-item>
        <text:list-item>
          <text:p text:style-name="P16"><text:span text:style-name="Strong_20_Emphasis">Training</text:span>:</text:p>
          <text:list>
            <text:list-item>
              <text:p text:style-name="P15">Employees should be trained regularly on how malware can impact company systems and the importance of keeping AV software active.</text:p>
            </text:list-item>
          </text:list>
        </text:list-item>
      </text:list>
      <text:p text:style-name="Horizontal_20_Line"/>
      <text:h text:style-name="Heading_20_3" text:outline-level="3"><text:span text:style-name="Strong_20_Emphasis">Sample Policy Documents</text:span></text:h>
      <text:p text:style-name="Text_20_body">Here are examples of documents that must be created for compliance with Requirement 5:</text:p>
      <text:h text:style-name="Heading_20_4" text:outline-level="4"><text:span text:style-name="Strong_20_Emphasis">1. Malware Protection Policy</text:span></text:h>
      <text:list text:style-name="L9">
        <text:list-item>
          <text:p text:style-name="P18"><text:span text:style-name="Strong_20_Emphasis">Purpose</text:span>: To define how malware protection is implemented and maintained across all systems.</text:p>
        </text:list-item>
        <text:list-item>
          <text:p text:style-name="P18"><text:span text:style-name="Strong_20_Emphasis">Key Elements</text:span>:</text:p>
          <text:list>
            <text:list-item>
              <text:p text:style-name="P18">Installation and updating of AV software.</text:p>
            </text:list-item>
            <text:list-item>
              <text:p text:style-name="P18">Procedures for scanning and logging malware-related activities.</text:p>
            </text:list-item>
            <text:list-item>
              <text:p text:style-name="P17">Policies preventing users from disabling AV software.</text:p>
            </text:list-item>
          </text:list>
        </text:list-item>
      </text:list>
      <text:p text:style-name="Text_20_body"><text:span text:style-name="Strong_20_Emphasis">Download Sample</text:span>: Malware Protection Policy Example<text:span text:style-name="T1">*</text:span></text:p>
      <text:p text:style-name="Horizontal_20_Line"/>
      <text:h text:style-name="Heading_20_4" text:outline-level="4"><text:span text:style-name="Strong_20_Emphasis">2. Anti-Virus Software Usage Policy</text:span></text:h>
      <text:list text:style-name="L10">
        <text:list-item>
          <text:p text:style-name="P20"><text:span text:style-name="Strong_20_Emphasis">Purpose</text:span>: To outline the usage and restrictions regarding anti-virus software on all systems that handle CHD.</text:p>
        </text:list-item>
        <text:list-item>
          <text:p text:style-name="P20"><text:span text:style-name="Strong_20_Emphasis">Key Elements</text:span>:</text:p>
          <text:list>
            <text:list-item>
              <text:p text:style-name="P20">Requirements for updating AV software.</text:p>
            </text:list-item>
            <text:list-item>
              <text:p text:style-name="P20">Guidelines for scanning frequency and log retention.</text:p>
            </text:list-item>
            <text:list-item>
              <text:p text:style-name="P19">Steps for handling requests to disable AV temporarily.</text:p>
            </text:list-item>
          </text:list>
        </text:list-item>
      </text:list>
      <text:p text:style-name="Text_20_body"><text:span text:style-name="Strong_20_Emphasis">Download Sample</text:span>: Anti-Virus Software Usage Policy Example<text:span text:style-name="T1">*</text:span></text:p>
      <text:p text:style-name="Horizontal_20_Line"/>
      <text:p text:style-name="Text_20_body">By adhering to these sub-requirements and documenting the necessary procedures, companies can ensure that they maintain a strong defense against malware attacks and comply with <text:span text:style-name="Strong_20_Emphasis">PCI-DSS Requirement 5</text:span>.</text:p>
      <text:p text:style-name="Standard"/>
      <text:h text:style-name="Heading_20_3" text:outline-level="3"><text:soft-page-break/><text:span text:style-name="Strong_20_Emphasis">1. Malware Protection Policy</text:span><text:span text:style-name="Strong_20_Emphasis"><text:span text:style-name="T1">*</text:span></text:span></text:h>
      <text:p text:style-name="Text_20_body"><text:span text:style-name="Strong_20_Emphasis">Purpose</text:span>:<text:line-break/>To define how malware protection is implemented and maintained across all systems to ensure compliance with PCI-DSS and secure the environment from malware-related threats.</text:p>
      <text:p text:style-name="Text_20_body"><text:span text:style-name="Strong_20_Emphasis">Policy Details</text:span>:</text:p>
      <text:list text:style-name="L11">
        <text:list-item>
          <text:p text:style-name="P21"><text:span text:style-name="Strong_20_Emphasis">Installation and Updates</text:span>:</text:p>
          <text:list>
            <text:list-item>
              <text:p text:style-name="P22">All systems must have up-to-date anti-virus (AV) software installed, configured to scan and detect malware threats.</text:p>
            </text:list-item>
            <text:list-item>
              <text:p text:style-name="P22">AV software must automatically update its virus definitions and be capable of removing or quarantining detected malware.</text:p>
            </text:list-item>
          </text:list>
        </text:list-item>
        <text:list-item>
          <text:p text:style-name="P21"><text:span text:style-name="Strong_20_Emphasis">Scanning and Logging</text:span>:</text:p>
          <text:list>
            <text:list-item>
              <text:p text:style-name="P22">Schedule regular system-wide scans, ensuring all files, including those stored and transmitted, are scanned.</text:p>
            </text:list-item>
            <text:list-item>
              <text:p text:style-name="P22">Logging must be enabled to record scan results and potential threats. Logs should be reviewed regularly by the IT Security Team.</text:p>
            </text:list-item>
          </text:list>
        </text:list-item>
        <text:list-item>
          <text:p text:style-name="P21"><text:span text:style-name="Strong_20_Emphasis">Policy for Disabling AV Software</text:span>:</text:p>
          <text:list>
            <text:list-item>
              <text:p text:style-name="P21">AV software cannot be disabled by any user without prior approval from the IT department. Exceptions must be documented, with time limits for disabling.</text:p>
            </text:list-item>
          </text:list>
        </text:list-item>
      </text:list>
      <text:p text:style-name="Horizontal_20_Line"/>
      <text:h text:style-name="Heading_20_3" text:outline-level="3"><text:span text:style-name="Strong_20_Emphasis">2. Anti-Virus Software Usage Policy</text:span><text:span text:style-name="Strong_20_Emphasis"><text:span text:style-name="T1">*</text:span></text:span></text:h>
      <text:p text:style-name="Text_20_body"><text:span text:style-name="Strong_20_Emphasis">Purpose</text:span>:<text:line-break/>To outline the requirements and usage guidelines for anti-virus software on all systems that handle sensitive cardholder data (CHD) to ensure compliance with PCI-DSS.</text:p>
      <text:p text:style-name="Text_20_body"><text:span text:style-name="Strong_20_Emphasis">Policy Details</text:span>:</text:p>
      <text:list text:style-name="L12">
        <text:list-item>
          <text:p text:style-name="P23"><text:span text:style-name="Strong_20_Emphasis">Updating Anti-Virus Software</text:span>:</text:p>
          <text:list>
            <text:list-item>
              <text:p text:style-name="P24">Anti-virus software must be kept up-to-date on all systems handling CHD.</text:p>
            </text:list-item>
            <text:list-item>
              <text:p text:style-name="P24">Virus definitions must be updated automatically to ensure protection from the latest threats.</text:p>
            </text:list-item>
          </text:list>
        </text:list-item>
        <text:list-item>
          <text:p text:style-name="P23"><text:span text:style-name="Strong_20_Emphasis">Scanning Frequency and Log Retention</text:span>:</text:p>
          <text:list>
            <text:list-item>
              <text:p text:style-name="P24">Full scans of systems must occur at least once per week, with incremental scans occurring daily.</text:p>
            </text:list-item>
            <text:list-item>
              <text:p text:style-name="P24">All scans and AV activities should be logged. Logs must be retained for at least 90 days.</text:p>
            </text:list-item>
          </text:list>
        </text:list-item>
        <text:list-item>
          <text:p text:style-name="P23"><text:span text:style-name="Strong_20_Emphasis">Handling Requests to Disable Anti-Virus Software</text:span>:</text:p>
          <text:list>
            <text:list-item>
              <text:p text:style-name="P24">Any request to disable anti-virus software must be submitted to and approved by the IT Security Team.</text:p>
            </text:list-item>
            <text:list-item>
              <text:p text:style-name="P23">Temporary disabling should only be permitted for specific business purposes and must be tracked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0T18:22:45.321000000</meta:creation-date>
    <dc:date>2024-10-10T18:24:27.623000000</dc:date>
    <meta:editing-duration>PT1M41S</meta:editing-duration>
    <meta:editing-cycles>2</meta:editing-cycles>
    <meta:generator>LibreOffice/24.2.5.2$Windows_X86_64 LibreOffice_project/bffef4ea93e59bebbeaf7f431bb02b1a39ee8a59</meta:generator>
    <meta:document-statistic meta:table-count="0" meta:image-count="0" meta:object-count="0" meta:page-count="4" meta:paragraph-count="100" meta:word-count="1103" meta:character-count="7093" meta:non-whitespace-character-count="6157"/>
  </office:meta>
</office:document-meta>
</file>